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a457" officeooo:paragraph-rsid="0012a457"/>
    </style:style>
    <style:style style:name="P2" style:family="paragraph" style:parent-style-name="Standard">
      <style:text-properties officeooo:rsid="0012a457" officeooo:paragraph-rsid="0012d184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2a457" officeooo:paragraph-rsid="0012a45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tyle="italic" officeooo:rsid="0012a457" officeooo:paragraph-rsid="0012a457" style:font-style-asian="italic" style:font-style-complex="italic"/>
    </style:style>
    <style:style style:name="P5" style:family="paragraph" style:parent-style-name="Standard">
      <style:text-properties fo:font-style="italic" officeooo:paragraph-rsid="00139ca2" style:font-style-asian="italic" style:font-style-complex="italic"/>
    </style:style>
    <style:style style:name="P6" style:family="paragraph" style:parent-style-name="Standard">
      <style:text-properties fo:font-style="italic" officeooo:paragraph-rsid="00153a49" style:font-style-asian="italic" style:font-style-complex="italic"/>
    </style:style>
    <style:style style:name="P7" style:family="paragraph" style:parent-style-name="Standard">
      <style:text-properties fo:font-style="italic" officeooo:paragraph-rsid="0017936d" style:font-style-asian="italic" style:font-style-complex="italic"/>
    </style:style>
    <style:style style:name="P8" style:family="paragraph" style:parent-style-name="Standard">
      <style:text-properties fo:font-style="italic" officeooo:paragraph-rsid="001afcba" style:font-style-asian="italic" style:font-style-complex="italic"/>
    </style:style>
    <style:style style:name="P9" style:family="paragraph" style:parent-style-name="Standard">
      <style:text-properties fo:font-style="italic" officeooo:paragraph-rsid="001b66a6" style:font-style-asian="italic" style:font-style-complex="italic"/>
    </style:style>
    <style:style style:name="P10" style:family="paragraph" style:parent-style-name="Standard">
      <style:text-properties fo:font-style="italic" officeooo:paragraph-rsid="001cdb89" style:font-style-asian="italic" style:font-style-complex="italic"/>
    </style:style>
    <style:style style:name="P11" style:family="paragraph" style:parent-style-name="Standard">
      <style:text-properties fo:font-style="italic" officeooo:paragraph-rsid="001ea3f7" style:font-style-asian="italic" style:font-style-complex="italic"/>
    </style:style>
    <style:style style:name="P12" style:family="paragraph" style:parent-style-name="Standard">
      <style:text-properties officeooo:rsid="00139ca2" officeooo:paragraph-rsid="00139ca2"/>
    </style:style>
    <style:style style:name="P13" style:family="paragraph" style:parent-style-name="Standard">
      <style:text-properties officeooo:rsid="00139ca2" officeooo:paragraph-rsid="00153a49"/>
    </style:style>
    <style:style style:name="P14" style:family="paragraph" style:parent-style-name="Standard">
      <style:text-properties officeooo:rsid="00139ca2" officeooo:paragraph-rsid="0017936d"/>
    </style:style>
    <style:style style:name="P15" style:family="paragraph" style:parent-style-name="Standard">
      <style:text-properties officeooo:rsid="00139ca2" officeooo:paragraph-rsid="001afcba"/>
    </style:style>
    <style:style style:name="P16" style:family="paragraph" style:parent-style-name="Standard">
      <style:text-properties officeooo:rsid="00139ca2" officeooo:paragraph-rsid="001b66a6"/>
    </style:style>
    <style:style style:name="P17" style:family="paragraph" style:parent-style-name="Standard">
      <style:text-properties officeooo:rsid="00139ca2" officeooo:paragraph-rsid="001cdb89"/>
    </style:style>
    <style:style style:name="P18" style:family="paragraph" style:parent-style-name="Standard">
      <style:text-properties officeooo:rsid="00139ca2" officeooo:paragraph-rsid="001ea3f7"/>
    </style:style>
    <style:style style:name="P19" style:family="paragraph" style:parent-style-name="Standard">
      <style:text-properties officeooo:paragraph-rsid="00139ca2"/>
    </style:style>
    <style:style style:name="P20" style:family="paragraph" style:parent-style-name="Standard">
      <style:text-properties officeooo:paragraph-rsid="00153a49"/>
    </style:style>
    <style:style style:name="P21" style:family="paragraph" style:parent-style-name="Standard">
      <style:paragraph-properties fo:text-align="center" style:justify-single-word="false"/>
      <style:text-properties officeooo:rsid="00153a49" officeooo:paragraph-rsid="00153a49"/>
    </style:style>
    <style:style style:name="P22" style:family="paragraph" style:parent-style-name="Standard">
      <style:text-properties fo:color="#2a6099" loext:opacity="100%" fo:font-style="italic" fo:font-weight="bold" officeooo:rsid="0012a457" officeooo:paragraph-rsid="0012a457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color="#2a6099" loext:opacity="100%" fo:font-style="italic" fo:font-weight="bold" officeooo:rsid="0012a457" officeooo:paragraph-rsid="0012d184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color="#2a6099" loext:opacity="100%" fo:font-style="italic" fo:font-weight="bold" officeooo:rsid="00139ca2" officeooo:paragraph-rsid="00139ca2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2a6099" loext:opacity="100%" fo:font-style="italic" officeooo:rsid="0012a457" officeooo:paragraph-rsid="0012a457" style:font-style-asian="italic" style:font-style-complex="italic"/>
    </style:style>
    <style:style style:name="P26" style:family="paragraph" style:parent-style-name="Standard">
      <style:text-properties officeooo:paragraph-rsid="0016e2a3"/>
    </style:style>
    <style:style style:name="P27" style:family="paragraph" style:parent-style-name="Standard">
      <style:text-properties officeooo:paragraph-rsid="0017936d"/>
    </style:style>
    <style:style style:name="P28" style:family="paragraph" style:parent-style-name="Standard">
      <style:text-properties officeooo:paragraph-rsid="001afcba"/>
    </style:style>
    <style:style style:name="P29" style:family="paragraph" style:parent-style-name="Standard">
      <style:text-properties officeooo:paragraph-rsid="001b66a6"/>
    </style:style>
    <style:style style:name="P30" style:family="paragraph" style:parent-style-name="Standard">
      <style:text-properties officeooo:paragraph-rsid="001cdb89"/>
    </style:style>
    <style:style style:name="P31" style:family="paragraph" style:parent-style-name="Standard">
      <style:text-properties officeooo:paragraph-rsid="001ea3f7"/>
    </style:style>
    <style:style style:name="P32" style:family="paragraph" style:parent-style-name="Standard">
      <style:text-properties officeooo:paragraph-rsid="00153a49"/>
    </style:style>
    <style:style style:name="P33" style:family="paragraph" style:parent-style-name="Standard">
      <style:text-properties officeooo:paragraph-rsid="0024d6e2"/>
    </style:style>
    <style:style style:name="P34" style:family="paragraph" style:parent-style-name="Standard">
      <style:text-properties fo:font-style="italic" officeooo:paragraph-rsid="0024d6e2" style:font-style-asian="italic" style:font-style-complex="italic"/>
    </style:style>
    <style:style style:name="P35" style:family="paragraph" style:parent-style-name="Standard">
      <style:text-properties fo:font-style="italic" officeooo:paragraph-rsid="0024db23" style:font-style-asian="italic" style:font-style-complex="italic"/>
    </style:style>
    <style:style style:name="P36" style:family="paragraph" style:parent-style-name="Standard">
      <style:text-properties fo:font-style="italic" officeooo:paragraph-rsid="0024ee55" style:font-style-asian="italic" style:font-style-complex="italic"/>
    </style:style>
    <style:style style:name="P37" style:family="paragraph" style:parent-style-name="Standard">
      <style:text-properties fo:font-style="italic" officeooo:paragraph-rsid="00265db0" style:font-style-asian="italic" style:font-style-complex="italic"/>
    </style:style>
    <style:style style:name="P38" style:family="paragraph" style:parent-style-name="Standard">
      <style:text-properties fo:font-style="italic" officeooo:paragraph-rsid="0029a248" style:font-style-asian="italic" style:font-style-complex="italic"/>
    </style:style>
    <style:style style:name="P39" style:family="paragraph" style:parent-style-name="Standard">
      <style:text-properties fo:font-style="italic" officeooo:paragraph-rsid="002b3637" style:font-style-asian="italic" style:font-style-complex="italic"/>
    </style:style>
    <style:style style:name="P40" style:family="paragraph" style:parent-style-name="Standard">
      <style:text-properties fo:font-style="italic" officeooo:paragraph-rsid="002bc19d" style:font-style-asian="italic" style:font-style-complex="italic"/>
    </style:style>
    <style:style style:name="P41" style:family="paragraph" style:parent-style-name="Standard">
      <style:text-properties fo:font-style="italic" officeooo:paragraph-rsid="002bc330" style:font-style-asian="italic" style:font-style-complex="italic"/>
    </style:style>
    <style:style style:name="P42" style:family="paragraph" style:parent-style-name="Standard">
      <style:text-properties fo:font-style="italic" officeooo:paragraph-rsid="002cf3bd" style:font-style-asian="italic" style:font-style-complex="italic"/>
    </style:style>
    <style:style style:name="P43" style:family="paragraph" style:parent-style-name="Standard">
      <style:text-properties fo:font-style="italic" officeooo:paragraph-rsid="002ebd5f" style:font-style-asian="italic" style:font-style-complex="italic"/>
    </style:style>
    <style:style style:name="P44" style:family="paragraph" style:parent-style-name="Standard">
      <style:text-properties fo:font-style="italic" officeooo:paragraph-rsid="003099f0" style:font-style-asian="italic" style:font-style-complex="italic"/>
    </style:style>
    <style:style style:name="P45" style:family="paragraph" style:parent-style-name="Standard">
      <style:text-properties officeooo:paragraph-rsid="0017936d"/>
    </style:style>
    <style:style style:name="P46" style:family="paragraph" style:parent-style-name="Standard">
      <style:text-properties officeooo:rsid="00139ca2" officeooo:paragraph-rsid="0024d6e2"/>
    </style:style>
    <style:style style:name="P47" style:family="paragraph" style:parent-style-name="Standard">
      <style:text-properties officeooo:rsid="00139ca2" officeooo:paragraph-rsid="0024db23"/>
    </style:style>
    <style:style style:name="P48" style:family="paragraph" style:parent-style-name="Standard">
      <style:text-properties officeooo:rsid="00139ca2" officeooo:paragraph-rsid="0024ee55"/>
    </style:style>
    <style:style style:name="P49" style:family="paragraph" style:parent-style-name="Standard">
      <style:text-properties officeooo:rsid="00139ca2" officeooo:paragraph-rsid="00265db0"/>
    </style:style>
    <style:style style:name="P50" style:family="paragraph" style:parent-style-name="Standard">
      <style:text-properties officeooo:rsid="00139ca2" officeooo:paragraph-rsid="0029a248"/>
    </style:style>
    <style:style style:name="P51" style:family="paragraph" style:parent-style-name="Standard">
      <style:text-properties officeooo:rsid="00139ca2" officeooo:paragraph-rsid="002b3637"/>
    </style:style>
    <style:style style:name="P52" style:family="paragraph" style:parent-style-name="Standard">
      <style:text-properties officeooo:rsid="00139ca2" officeooo:paragraph-rsid="002bc19d"/>
    </style:style>
    <style:style style:name="P53" style:family="paragraph" style:parent-style-name="Standard">
      <style:text-properties officeooo:rsid="00139ca2" officeooo:paragraph-rsid="002bc330"/>
    </style:style>
    <style:style style:name="P54" style:family="paragraph" style:parent-style-name="Standard">
      <style:text-properties officeooo:rsid="00139ca2" officeooo:paragraph-rsid="002cf3bd"/>
    </style:style>
    <style:style style:name="P55" style:family="paragraph" style:parent-style-name="Standard">
      <style:text-properties officeooo:rsid="00139ca2" officeooo:paragraph-rsid="002ebd5f"/>
    </style:style>
    <style:style style:name="P56" style:family="paragraph" style:parent-style-name="Standard">
      <style:text-properties officeooo:rsid="00139ca2" officeooo:paragraph-rsid="003099f0"/>
    </style:style>
    <style:style style:name="P57" style:family="paragraph" style:parent-style-name="Standard">
      <style:text-properties officeooo:paragraph-rsid="001afcba"/>
    </style:style>
    <style:style style:name="P58" style:family="paragraph" style:parent-style-name="Standard">
      <style:text-properties officeooo:paragraph-rsid="001b66a6"/>
    </style:style>
    <style:style style:name="P59" style:family="paragraph" style:parent-style-name="Standard">
      <style:text-properties officeooo:paragraph-rsid="0024db23"/>
    </style:style>
    <style:style style:name="P60" style:family="paragraph" style:parent-style-name="Standard">
      <style:text-properties officeooo:paragraph-rsid="0024ee55"/>
    </style:style>
    <style:style style:name="P61" style:family="paragraph" style:parent-style-name="Standard">
      <style:text-properties officeooo:paragraph-rsid="00265db0"/>
    </style:style>
    <style:style style:name="P62" style:family="paragraph" style:parent-style-name="Standard">
      <style:text-properties officeooo:paragraph-rsid="0027a394"/>
    </style:style>
    <style:style style:name="P63" style:family="paragraph" style:parent-style-name="Standard">
      <style:text-properties officeooo:paragraph-rsid="001ea3f7"/>
    </style:style>
    <style:style style:name="P64" style:family="paragraph" style:parent-style-name="Standard">
      <style:text-properties officeooo:paragraph-rsid="0029a248"/>
    </style:style>
    <style:style style:name="P65" style:family="paragraph" style:parent-style-name="Standard">
      <style:text-properties officeooo:paragraph-rsid="002b3637"/>
    </style:style>
    <style:style style:name="P66" style:family="paragraph" style:parent-style-name="Standard">
      <style:text-properties officeooo:paragraph-rsid="002bc19d"/>
    </style:style>
    <style:style style:name="P67" style:family="paragraph" style:parent-style-name="Standard">
      <style:text-properties officeooo:paragraph-rsid="002bc330"/>
    </style:style>
    <style:style style:name="P68" style:family="paragraph" style:parent-style-name="Standard">
      <style:text-properties officeooo:paragraph-rsid="002cf3bd"/>
    </style:style>
    <style:style style:name="P69" style:family="paragraph" style:parent-style-name="Standard">
      <style:text-properties officeooo:paragraph-rsid="002ebd5f"/>
    </style:style>
    <style:style style:name="P70" style:family="paragraph" style:parent-style-name="Standard">
      <style:text-properties officeooo:paragraph-rsid="003099f0"/>
    </style:style>
    <style:style style:name="T1" style:family="text">
      <style:text-properties officeooo:rsid="0012a457"/>
    </style:style>
    <style:style style:name="T2" style:family="text">
      <style:text-properties officeooo:rsid="0012d184"/>
    </style:style>
    <style:style style:name="T3" style:family="text">
      <style:text-properties officeooo:rsid="00139ca2"/>
    </style:style>
    <style:style style:name="T4" style:family="text">
      <style:text-properties officeooo:rsid="00153a4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012d184" style:font-weight-asian="bold" style:font-weight-complex="bold"/>
    </style:style>
    <style:style style:name="T8" style:family="text">
      <style:text-properties fo:color="#2a6099" loext:opacity="100%" fo:font-weight="bold" officeooo:rsid="0012a45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7936d"/>
    </style:style>
    <style:style style:name="T11" style:family="text">
      <style:text-properties officeooo:rsid="001afcba"/>
    </style:style>
    <style:style style:name="T12" style:family="text">
      <style:text-properties officeooo:rsid="001b66a6"/>
    </style:style>
    <style:style style:name="T13" style:family="text">
      <style:text-properties officeooo:rsid="001cdb89"/>
    </style:style>
    <style:style style:name="T14" style:family="text">
      <style:text-properties officeooo:rsid="001ea3f7"/>
    </style:style>
    <style:style style:name="T15" style:family="text">
      <style:text-properties officeooo:rsid="00231d34"/>
    </style:style>
    <style:style style:name="T16" style:family="text">
      <style:text-properties officeooo:rsid="00245d19"/>
    </style:style>
    <style:style style:name="T17" style:family="text">
      <style:text-properties officeooo:rsid="0024d6e2"/>
    </style:style>
    <style:style style:name="T18" style:family="text">
      <style:text-properties officeooo:rsid="0024db23"/>
    </style:style>
    <style:style style:name="T19" style:family="text">
      <style:text-properties officeooo:rsid="0024ee55"/>
    </style:style>
    <style:style style:name="T20" style:family="text">
      <style:text-properties officeooo:rsid="00265db0"/>
    </style:style>
    <style:style style:name="T21" style:family="text">
      <style:text-properties officeooo:rsid="0027a394"/>
    </style:style>
    <style:style style:name="T22" style:family="text">
      <style:text-properties officeooo:rsid="00280140"/>
    </style:style>
    <style:style style:name="T23" style:family="text">
      <style:text-properties officeooo:rsid="0029a248"/>
    </style:style>
    <style:style style:name="T24" style:family="text">
      <style:text-properties officeooo:rsid="002b3637"/>
    </style:style>
    <style:style style:name="T25" style:family="text">
      <style:text-properties officeooo:rsid="002bc19d"/>
    </style:style>
    <style:style style:name="T26" style:family="text">
      <style:text-properties officeooo:rsid="002bc330"/>
    </style:style>
    <style:style style:name="T27" style:family="text">
      <style:text-properties officeooo:rsid="002cf3bd"/>
    </style:style>
    <style:style style:name="T28" style:family="text">
      <style:text-properties officeooo:rsid="002ebd5f"/>
    </style:style>
    <style:style style:name="T29" style:family="text">
      <style:text-properties officeooo:rsid="00309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LISTE DES DEFINITION<text:span text:style-name="T16">S</text:span> TASKS SCHEDULER DE LA VM PDETUDESPVWD1<text:span text:style-name="T15">0</text:span>1</text:p>
      <text:p text:style-name="P1"/>
      <text:p text:style-name="P22">Onglet 1 « General » : </text:p>
      <text:p text:style-name="P4"><text:tab/>donner un nom puis...</text:p>
      <text:p text:style-name="P1"><text:tab/>sélection du bouton rado ‘’Run whether user is logged on or not’’</text:p>
      <text:p text:style-name="P1"><text:tab/>coche sur ‘’Run with highest privileges’’</text:p>
      <text:p text:style-name="Standard"/>
      <text:p text:style-name="P23">Onglet <text:span text:style-name="T2">2</text:span> « <text:span text:style-name="T2">Trigger</text:span> » :</text:p>
      <text:p text:style-name="P2"><text:tab/>coche sur ‘’<text:span text:style-name="T2">Stop task if it runs longer than 30 minutes</text:span>’</text:p>
      <text:p text:style-name="P12"><text:tab/>coche sur ‘’enabled’’</text:p>
      <text:p text:style-name="P1"/>
      <text:p text:style-name="P24">Onglet 3 « Action » :</text:p>
      <text:p text:style-name="P12"><text:tab/><text:span text:style-name="T4">l</text:span>iste du ou des programmes à faire tourner successivement…</text:p>
      <text:p text:style-name="P12"/>
      <text:p text:style-name="P25"><text:span text:style-name="T5">Onglet 4 « Conditions »</text:span> :</text:p>
      <text:p text:style-name="P1"><text:tab/>coche sur ‘’Start the task only if if the computer is on AC power’’</text:p>
      <text:p text:style-name="P1"><text:tab/>coche sur ‘’Stop if the computer switches to battery power’’</text:p>
      <text:p text:style-name="P1"><text:tab/>coche sur ‘’Wake the computer to trun this task’’</text:p>
      <text:p text:style-name="P1"/>
      <text:p text:style-name="P22">Onglet 5 « Settings » :</text:p>
      <text:p text:style-name="P1"><text:tab/>coche sur ‘’Allow task to be run on demand’</text:p>
      <text:p text:style-name="P1"><text:tab/>coche sur ‘’Stop the task if it runs longer than :’’</text:p>
      <text:p text:style-name="P1"><text:tab/>coche sur ‘’If the running task does not end when requested, force it to stop’’</text:p>
      <text:p text:style-name="P1"/>
      <text:p text:style-name="P22">Onglet 6 « History » :</text:p>
      <text:p text:style-name="P1"><text:tab/>Rien ici, visualisation de l’historique des Tasks</text:p>
      <text:p text:style-name="Standard"/>
      <text:p text:style-name="P21">*** <text:s text:c="2"/>*** <text:s text:c="2"/>*** <text:s text:c="2"/>*** <text:s text:c="2"/>*** <text:s text:c="2"/>*** <text:s text:c="2"/>***</text:p>
      <text:p text:style-name="Standard"/>
      <text:p text:style-name="Standard"/>
      <text:p text:style-name="Standard"/>
      <text:p text:style-name="Standard"><text:span text:style-name="T8">Onglet 1</text:span><text:span text:style-name="T1"> : X_AS</text:span><text:tab/><text:tab/><text:tab/><text:tab/><text:span text:style-name="T7">Onglet 2</text:span><text:span text:style-name="T2"> : Daily at </text:span><text:span text:style-name="T17">00</text:span><text:span text:style-name="T2">:</text:span><text:span text:style-name="T17">15</text:span><text:span text:style-name="T2">:</text:span><text:span text:style-name="T17">08</text:span><text:span text:style-name="T2"> </text:span><text:span text:style-name="T3">recur every 1 days</text:span></text:p>
      <text:p text:style-name="P12"><text:span text:style-name="T6">Onglet 3</text:span> : <text:span text:style-name="T17">1</text:span> programme...</text:p>
      <text:p text:style-name="P5">"C:\Program Files\R\R-4.2.1\bin\Rscript.exe"</text:p>
      <text:p text:style-name="P19"><text:tab/>C:\Users\SIAR_YCG8L6\Docs\ProgrammesR\_AnalyseNas\ProgR_Centreon_AnalyseNas.R</text:p>
      <text:p text:style-name="Standard"/>
      <text:p text:style-name="Standard"/>
      <text:p text:style-name="P20"><text:span text:style-name="T8">Onglet 1</text:span><text:span text:style-name="T1"> : X_AS_15jrs</text:span><text:tab/><text:tab/><text:tab/><text:span text:style-name="T7">Onglet 2</text:span><text:span text:style-name="T2"> : Daily at </text:span><text:span text:style-name="T4">0</text:span><text:span text:style-name="T2">3:</text:span><text:span text:style-name="T17">5</text:span><text:span text:style-name="T4">0</text:span><text:span text:style-name="T2">:30 </text:span><text:span text:style-name="T3">recur every 1 days</text:span></text:p>
      <text:p text:style-name="P13"><text:span text:style-name="T6">Onglet 3</text:span> : <text:span text:style-name="T17">2</text:span> programmes...</text:p>
      <text:p text:style-name="P6">"C:\Program Files\R\R-4.2.1\bin\Rscript.exe"</text:p>
      <text:p text:style-name="P20"><text:tab/>C:\Users\SIAR_YCG8L6\Docs\ProgrammesR\_AnalyseNas\ProgR_Centreon_AnalyseNas_15jrs.R</text:p>
      <text:p text:style-name="P20"><text:span text:style-name="T9">"C:\Program Files\R\R-4.2.1\bin\Rscript.exe"</text:span></text:p>
      <text:p text:style-name="P20"><text:tab/>C:\Users\SIAR_YCG8L6\Docs\ProgrammesR\_AnalyseNas_PackApplishawarma\ProgR_PackApplishawarma.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3"><text:span text:style-name="T8">Onglet 1</text:span><text:span text:style-name="T1"> : Xs_cpt5<text:tab/></text:span><text:tab/><text:tab/><text:tab/><text:span text:style-name="T7">Onglet 2</text:span><text:span text:style-name="T2"> : Daily at </text:span><text:span text:style-name="T4">0</text:span><text:span text:style-name="T17">1</text:span><text:span text:style-name="T2">:</text:span><text:span text:style-name="T17">55</text:span><text:span text:style-name="T2">:</text:span><text:span text:style-name="T17">01</text:span><text:span text:style-name="T2"> </text:span><text:span text:style-name="T3">recur every 1 days</text:span></text:p>
      <text:p text:style-name="P13"><text:span text:style-name="T6">Onglet 3</text:span> : <text:span text:style-name="T17">2</text:span> programme<text:span text:style-name="T17">s</text:span>...</text:p>
      <text:p text:style-name="P6">"C:\Program Files\R\R-4.2.1\bin\Rscript.exe"</text:p>
      <text:p text:style-name="P20"><text:tab/>C:\Users\SIAR_YCG8L6\Docs\ProgrammesR\CompteurAlertes_5min\ProgR_CptAlert5.R</text:p>
      <text:p text:style-name="P34">"C:\Program Files\R\R-4.2.1\bin\Rscript.exe"</text:p>
      <text:p text:style-name="P33"><text:tab/>C:\Users\SIAR_YCG8L6\Docs\ProgrammesR\CompteurAlertes_5min\ProgR_CptAlert5_GraphStatut.R</text:p>
      <text:p text:style-name="P33"/>
      <text:p text:style-name="P20"/>
      <text:p text:style-name="P26"/>
      <text:p text:style-name="P27"><text:span text:style-name="T8">Onglet 1</text:span><text:span text:style-name="T1"> : Xs_cpt5_00h_07h<text:tab/></text:span><text:tab/><text:tab/><text:span text:style-name="T7">Onglet 2</text:span><text:span text:style-name="T2"> : Daily at </text:span><text:span text:style-name="T4">0</text:span><text:span text:style-name="T10">7</text:span><text:span text:style-name="T2">:</text:span><text:span text:style-name="T17">15</text:span><text:span text:style-name="T2">:</text:span><text:span text:style-name="T10">01</text:span><text:span text:style-name="T2"> </text:span><text:span text:style-name="T3">recur every 1 days</text:span></text:p>
      <text:p text:style-name="P14"><text:span text:style-name="T6">Onglet 3</text:span> : <text:span text:style-name="T17">2</text:span> programmes...</text:p>
      <text:p text:style-name="P7">"C:\Program Files\R\R-4.2.1\bin\Rscript.exe"</text:p>
      <text:p text:style-name="P27"><text:tab/>C:\Users\SIAR_YCG8L6\Docs\ProgrammesR\CompteurAlertes_5min\ProgR_CptAlert5_AM_00h_07h.R</text:p>
      <text:p text:style-name="P34">"C:\Program Files\R\R-4.2.1\bin\Rscript.exe"</text:p>
      <text:p text:style-name="P33"><text:tab/>C:\Users\SIAR_YCG8L6\Docs\ProgrammesR\CompteurAlertes_5min\ProgR_CptAlert5_GraphStatut_AM_00h_07h.R</text:p>
      <text:p text:style-name="P33"/>
      <text:p text:style-name="P33"><text:span text:style-name="T8">Onglet 1</text:span><text:span text:style-name="T1"> : Xs_cpt5_07h_12h<text:tab/></text:span><text:tab/><text:tab/><text:span text:style-name="T7">Onglet 2</text:span><text:span text:style-name="T2"> : Daily at </text:span><text:span text:style-name="T17">12</text:span><text:span text:style-name="T2">:</text:span><text:span text:style-name="T17">15</text:span><text:span text:style-name="T2">:</text:span><text:span text:style-name="T10">01</text:span><text:span text:style-name="T2"> </text:span><text:span text:style-name="T3">recur every 1 days</text:span></text:p>
      <text:p text:style-name="P46"><text:span text:style-name="T6">Onglet 3</text:span> : <text:span text:style-name="T17">2</text:span> programmes...</text:p>
      <text:p text:style-name="P34">"C:\Program Files\R\R-4.2.1\bin\Rscript.exe"</text:p>
      <text:p text:style-name="P33"><text:tab/>C:\Users\SIAR_YCG8L6\Docs\ProgrammesR\CompteurAlertes_5min\ProgR_CptAlert5_AM_07h_12h.R</text:p>
      <text:p text:style-name="P34">"C:\Program Files\R\R-4.2.1\bin\Rscript.exe"</text:p>
      <text:p text:style-name="P33"><text:tab/>C:\Users\SIAR_YCG8L6\Docs\ProgrammesR\CompteurAlertes_5min\ProgR_CptAlert5_GraphStatut_AM_07h_12h.R</text:p>
      <text:p text:style-name="P27"/>
      <text:p text:style-name="P33"><text:span text:style-name="T8">Onglet 1</text:span><text:span text:style-name="T1"> : Xs_cpt5_12h_17h<text:tab/></text:span><text:tab/><text:tab/><text:span text:style-name="T7">Onglet 2</text:span><text:span text:style-name="T2"> : Daily at </text:span><text:span text:style-name="T17">1</text:span><text:span text:style-name="T10">7</text:span><text:span text:style-name="T2">:</text:span><text:span text:style-name="T17">15</text:span><text:span text:style-name="T2">:</text:span><text:span text:style-name="T10">01</text:span><text:span text:style-name="T2"> </text:span><text:span text:style-name="T3">recur every 1 days</text:span></text:p>
      <text:p text:style-name="P46"><text:span text:style-name="T6">Onglet 3</text:span> : <text:span text:style-name="T17">2</text:span> programmes...</text:p>
      <text:p text:style-name="P34">"C:\Program Files\R\R-4.2.1\bin\Rscript.exe"</text:p>
      <text:p text:style-name="P33"><text:tab/>C:\Users\SIAR_YCG8L6\Docs\ProgrammesR\CompteurAlertes_5min\ProgR_CptAlert5_PM_12h_17h.R</text:p>
      <text:p text:style-name="P34">"C:\Program Files\R\R-4.2.1\bin\Rscript.exe"</text:p>
      <text:p text:style-name="P33"><text:tab/>C:\Users\SIAR_YCG8L6\Docs\ProgrammesR\CompteurAlertes_5min\ProgR_CptAlert5_GraphStatut_PM_12h_17h.R</text:p>
      <text:p text:style-name="P33"/>
      <text:p text:style-name="P33"><text:span text:style-name="T8">Onglet 1</text:span><text:span text:style-name="T1"> : Xs_cpt5_17h_00h<text:tab/></text:span><text:tab/><text:tab/><text:span text:style-name="T7">Onglet 2</text:span><text:span text:style-name="T2"> : Daily at </text:span><text:span text:style-name="T17">00</text:span><text:span text:style-name="T2">:</text:span><text:span text:style-name="T17">15</text:span><text:span text:style-name="T2">:</text:span><text:span text:style-name="T10">01</text:span><text:span text:style-name="T2"> </text:span><text:span text:style-name="T3">recur every 1 days</text:span></text:p>
      <text:p text:style-name="P46"><text:span text:style-name="T6">Onglet 3</text:span> : <text:span text:style-name="T17">2</text:span> programmes...</text:p>
      <text:p text:style-name="P34">"C:\Program Files\R\R-4.2.1\bin\Rscript.exe"</text:p>
      <text:p text:style-name="P33"><text:tab/>C:\Users\SIAR_YCG8L6\Docs\ProgrammesR\CompteurAlertes_5min\ProgR_CptAlert5_PM_17h_00h.R</text:p>
      <text:p text:style-name="P34">"C:\Program Files\R\R-4.2.1\bin\Rscript.exe"</text:p>
      <text:p text:style-name="P33"><text:tab/>C:\Users\SIAR_YCG8L6\Docs\ProgrammesR\CompteurAlertes_5min\ProgR_CptAlert5_GraphStatut_PM_17h_00h.R</text:p>
      <text:p text:style-name="Standard"/>
      <text:p text:style-name="Standard"/>
      <text:p text:style-name="Standard"/>
      <text:p text:style-name="P33"><text:span text:style-name="T8">Onglet 1</text:span><text:span text:style-name="T1"> : Xs_cpt5_GraphDet</text:span><text:tab/><text:tab/><text:span text:style-name="T7">Onglet 2</text:span><text:span text:style-name="T2"> : Daily at </text:span><text:span text:style-name="T17">02</text:span><text:span text:style-name="T2">:</text:span><text:span text:style-name="T17">00</text:span><text:span text:style-name="T2">:</text:span><text:span text:style-name="T10">0</text:span><text:span text:style-name="T17">2</text:span><text:span text:style-name="T2"> </text:span><text:span text:style-name="T3">recur every 1 days</text:span></text:p>
      <text:p text:style-name="P46"><text:span text:style-name="T6">Onglet 3</text:span> : <text:span text:style-name="T17">2</text:span> programmes...</text:p>
      <text:p text:style-name="P34">"C:\Program Files\R\R-4.2.1\bin\Rscript.exe"</text:p>
      <text:p text:style-name="P33"><text:tab/>C:\Users\SIAR_YCG8L6\Docs\ProgrammesR\CompteurAlertes_5min\ProgR_CptAlert5_GraphStatutDetaille.R</text:p>
      <text:p text:style-name="P34">"C:\Program Files\R\R-4.2.1\bin\Rscript.exe"</text:p>
      <text:p text:style-name="P33"><text:tab/>C:\Users\SIAR_YCG8L6\Docs\ProgrammesR\CompteurAlertes_PackRicard\ProgR_Ricard.R</text:p>
      <text:p text:style-name="Standard"/>
      <text:p text:style-name="Standard"><text:soft-page-break/></text:p>
      <text:p text:style-name="Standard"/>
      <text:p text:style-name="Standard"/>
      <text:p text:style-name="P28"><text:span text:style-name="T8">Onglet 1</text:span><text:span text:style-name="T1"> : Xs_Detect_DdoS<text:tab/></text:span><text:tab/><text:span text:style-name="T7">Onglet 2</text:span><text:span text:style-name="T2"> : </text:span><text:span text:style-name="T4">One time</text:span><text:span text:style-name="T2"> at </text:span><text:span text:style-name="T17">19</text:span><text:span text:style-name="T2">:</text:span><text:span text:style-name="T17">45:00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15"><text:span text:style-name="T6">Onglet 3</text:span> : <text:span text:style-name="T17">1</text:span> programme...</text:p>
      <text:p text:style-name="P8">"C:\Program Files\R\R-4.2.1\bin\Rscript.exe"</text:p>
      <text:p text:style-name="P28"><text:tab/>C:\Users\SIAR_YCG8L6\Docs\ProgrammesR\Detection_DDoS\ProgR_Detection_DDoS.R</text:p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P29"><text:span text:style-name="T8">Onglet 1</text:span><text:span text:style-name="T1"> : Xs_DetectRupt<text:tab/></text:span><text:tab/><text:span text:style-name="T7">Onglet 2</text:span><text:span text:style-name="T2"> : </text:span><text:span text:style-name="T4">One time</text:span><text:span text:style-name="T2"> at </text:span><text:span text:style-name="T18">07</text:span><text:span text:style-name="T2">:</text:span><text:span text:style-name="T18">08</text:span><text:span text:style-name="T2">:</text:span><text:span text:style-name="T11">1</text:span><text:span text:style-name="T12">0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16"><text:span text:style-name="T6">Onglet 3</text:span> : <text:span text:style-name="T18">1</text:span> programme...</text:p>
      <text:p text:style-name="P9">"C:\Program Files\R\R-4.2.1\bin\Rscript.exe"</text:p>
      <text:p text:style-name="P29"><text:tab/>C:\Users\SIAR_YCG8L6\Docs\ProgrammesR\CompteurAlertes_5min_DetectionRupture\ProgR_CptAlert5_DetectRupt.R</text:p>
      <text:p text:style-name="P29"/>
      <text:p text:style-name="Standard"/>
      <text:p text:style-name="P30"><text:span text:style-name="T8">Onglet 1</text:span><text:span text:style-name="T1"> : Xs_DetectRupt_Res</text:span><text:tab/><text:tab/><text:span text:style-name="T7">Onglet 2</text:span><text:span text:style-name="T2"> : Daily at </text:span><text:span text:style-name="T13">06</text:span><text:span text:style-name="T2">:</text:span><text:span text:style-name="T18">52</text:span><text:span text:style-name="T2">:</text:span><text:span text:style-name="T18">3</text:span><text:span text:style-name="T13">0</text:span><text:span text:style-name="T2"> </text:span><text:span text:style-name="T3">recur every 1 days</text:span></text:p>
      <text:p text:style-name="P17"><text:span text:style-name="T6">Onglet 3</text:span> : <text:span text:style-name="T18">2</text:span> programme<text:span text:style-name="T18">s</text:span>...</text:p>
      <text:p text:style-name="P10">"C:\Program Files\R\R-4.2.1\bin\Rscript.exe"</text:p>
      <text:p text:style-name="P30"><text:tab/>C:\Users\SIAR_YCG8L6\Docs\ProgrammesR\CompteurAlertes_5min_DetectionRupture\ProgR_CptAlert5_DetectRupt_Resume.R</text:p>
      <text:p text:style-name="P35">"C:\Program Files\R\R-4.2.1\bin\Rscript.exe"</text:p>
      <text:p text:style-name="P59"><text:tab/>C:\Users\SIAR_YCG8L6\Docs\ProgrammesR\CompteurAlertes_5min_DetectionRupture\ProgR_CptAlert5_DetectRupt_Resume2.R</text:p>
      <text:p text:style-name="Standard"/>
      <text:p text:style-name="Standard"/>
      <text:p text:style-name="P59"><text:span text:style-name="T8">Onglet 1</text:span><text:span text:style-name="T1"> : Xs_DetectRupt_Reu</text:span><text:tab/><text:span text:style-name="T7">Onglet 2</text:span><text:span text:style-name="T2"> : </text:span><text:span text:style-name="T4">One time</text:span><text:span text:style-name="T2"> at </text:span><text:span text:style-name="T18">07</text:span><text:span text:style-name="T2">:</text:span><text:span text:style-name="T18">08</text:span><text:span text:style-name="T2">:</text:span><text:span text:style-name="T18">4</text:span><text:span text:style-name="T12">0</text:span><text:span text:style-name="T2"> </text:span><text:span text:style-name="T3">re</text:span><text:span text:style-name="T4">peat task</text:span><text:span text:style-name="T3"> every </text:span><text:span text:style-name="T18">1 hour</text:span><text:span text:style-name="T4"> indefinitely</text:span></text:p>
      <text:p text:style-name="P47"><text:span text:style-name="T6">Onglet 3</text:span> : <text:span text:style-name="T18">1</text:span> programme...</text:p>
      <text:p text:style-name="P35">"C:\Program Files\R\R-4.2.1\bin\Rscript.exe"</text:p>
      <text:p text:style-name="P59"><text:tab/>C:\Users\SIAR_YCG8L6\Docs\ProgrammesR\CompteurAlertes_5min_DetectionRupture\ProgR_CptAlert5_DetectRupt_Reunif_Heure.R</text:p>
      <text:p text:style-name="P59"/>
      <text:p text:style-name="Standard"/>
      <text:p text:style-name="Standard"/>
      <text:p text:style-name="Standard"/>
      <text:p text:style-name="P60"><text:span text:style-name="T8">Onglet 1</text:span><text:span text:style-name="T1"> : Xs_List_QoE</text:span><text:tab/><text:tab/><text:tab/><text:span text:style-name="T7">Onglet 2</text:span><text:span text:style-name="T2"> : Daily at </text:span><text:span text:style-name="T19">23</text:span><text:span text:style-name="T2">:</text:span><text:span text:style-name="T18">5</text:span><text:span text:style-name="T19">9</text:span><text:span text:style-name="T2">:</text:span><text:span text:style-name="T19">0</text:span><text:span text:style-name="T13">0</text:span><text:span text:style-name="T2"> </text:span><text:span text:style-name="T3">recur every 1 days</text:span></text:p>
      <text:p text:style-name="P48"><text:span text:style-name="T6">Onglet 3</text:span> : <text:span text:style-name="T18">1</text:span> programme...</text:p>
      <text:p text:style-name="P36">"C:\Program Files\R\R-4.2.1\bin\Rscript.exe"</text:p>
      <text:p text:style-name="P60"><text:tab/>C:\Users\SIAR_YCG8L6\Docs\ProgrammesR\Centreon_RecapQoE\ProgR_RecapQoE.R</text:p>
      <text:p text:style-name="P60"/>
      <text:p text:style-name="P60"/>
      <text:p text:style-name="Standard"/>
      <text:p text:style-name="Standard"/>
      <text:p text:style-name="P61"><text:span text:style-name="T8">Onglet 1</text:span><text:span text:style-name="T1"> : Xs_List_Tickets</text:span><text:tab/><text:span text:style-name="T7">Onglet 2</text:span><text:span text:style-name="T2"> : </text:span><text:span text:style-name="T20">Weekly</text:span><text:span text:style-name="T2"> at </text:span><text:span text:style-name="T20">06</text:span><text:span text:style-name="T2">:</text:span><text:span text:style-name="T20">15</text:span><text:span text:style-name="T2">:</text:span><text:span text:style-name="T19">0</text:span><text:span text:style-name="T13">0</text:span><text:span text:style-name="T2"> </text:span><text:span text:style-name="T3">recur every days </text:span><text:span text:style-name="T20">(but not Saturday / Sunday)</text:span></text:p>
      <text:p text:style-name="P49"><text:span text:style-name="T6">Onglet 3</text:span> : <text:span text:style-name="T18">1</text:span> programme...</text:p>
      <text:p text:style-name="P37">"C:\Program Files\R\R-4.2.1\bin\Rscript.exe"</text:p>
      <text:p text:style-name="P61"><text:tab/>C:\Users\SIAR_YCG8L6\Docs\ProgrammesR\Liste_TicketsSiamoi_Gepex\ProgR_NoteSupervision.R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2"><text:span text:style-name="T8">Onglet 1</text:span><text:span text:style-name="T1"> : Xs_listEsxVM<text:tab/></text:span><text:tab/><text:tab/><text:span text:style-name="T7">Onglet 2</text:span><text:span text:style-name="T2"> : Daily at </text:span><text:span text:style-name="T21">02</text:span><text:span text:style-name="T2">:</text:span><text:span text:style-name="T21">01</text:span><text:span text:style-name="T2">:</text:span><text:span text:style-name="T19">0</text:span><text:span text:style-name="T21">5</text:span><text:span text:style-name="T2"> </text:span><text:span text:style-name="T3">recur every 1 days</text:span></text:p>
      <text:p text:style-name="P18"><text:span text:style-name="T6">Onglet 3</text:span> : <text:span text:style-name="T13">1</text:span> programme...</text:p>
      <text:p text:style-name="P11">"C:\Program Files\R\R-4.2.1\bin\Rscript.exe"</text:p>
      <text:p text:style-name="P31"><text:tab/>C:\Users\SIAR_YCG8L6\Docs\ProgrammesR\HistoVMW_EsxListeHost\ProgR_HistoVMW.R</text:p>
      <text:p text:style-name="P31"/>
      <text:p text:style-name="P31"/>
      <text:p text:style-name="P31"/>
      <text:p text:style-name="P31"/>
      <text:p text:style-name="P31"><text:span text:style-name="T8">Onglet 1</text:span><text:span text:style-name="T1"> : Xs_QoE_Bdd-rapdisp</text:span><text:tab/><text:tab/><text:span text:style-name="T7">Onglet 2</text:span><text:span text:style-name="T2"> : </text:span><text:span text:style-name="T22">Month</text:span><text:span text:style-name="T2">ly at </text:span><text:span text:style-name="T13">0</text:span><text:span text:style-name="T22">0</text:span><text:span text:style-name="T2">:</text:span><text:span text:style-name="T22">05</text:span><text:span text:style-name="T2">:</text:span><text:span text:style-name="T14">0</text:span><text:span text:style-name="T22">5</text:span><text:span text:style-name="T2"> </text:span><text:span text:style-name="T22">every 1st day of every month</text:span></text:p>
      <text:p text:style-name="P18"><text:span text:style-name="T6">Onglet 3</text:span> : <text:span text:style-name="T22">1</text:span> programme...</text:p>
      <text:p text:style-name="P11">"C:\Program Files\R\R-4.2.1\bin\Rscript.exe"</text:p>
      <text:p text:style-name="P31"><text:tab/>C:\Users\SIAR_YCG8L6\Docs\ProgrammesR\Centreon_RecapQoE_RapportDispo\ProgR_QoE_RapDispo_01_RequetesBDD.R</text:p>
      <text:p text:style-name="P31"/>
      <text:p text:style-name="Standard"/>
      <text:p text:style-name="Standard"/>
      <text:p text:style-name="Standard"/>
      <text:p text:style-name="P64"><text:span text:style-name="T8">Onglet 1</text:span><text:span text:style-name="T1"> : Xs_RecensCentreon</text:span><text:tab/><text:tab/><text:span text:style-name="T7">Onglet 2</text:span><text:span text:style-name="T2"> : Daily at </text:span><text:span text:style-name="T21">0</text:span><text:span text:style-name="T23">6</text:span><text:span text:style-name="T2">:</text:span><text:span text:style-name="T23">48</text:span><text:span text:style-name="T2">:</text:span><text:span text:style-name="T19">0</text:span><text:span text:style-name="T23">0</text:span><text:span text:style-name="T2"> </text:span><text:span text:style-name="T3">recur every 1 days</text:span></text:p>
      <text:p text:style-name="P50"><text:span text:style-name="T6">Onglet 3</text:span> : <text:span text:style-name="T22">1</text:span> programme...</text:p>
      <text:p text:style-name="P38">"C:\Program Files\R\R-4.2.1\bin\Rscript.exe"</text:p>
      <text:p text:style-name="P64"><text:tab/>C:\Users\SIAR_YCG8L6\Docs\ProgrammesR\Centreon_Recensement_Suivi\ProgR_CentreonRecensementSuivi.R</text:p>
      <text:p text:style-name="Standard"/>
      <text:p text:style-name="Standard"/>
      <text:p text:style-name="Standard"/>
      <text:p text:style-name="Standard"/>
      <text:p text:style-name="P64"><text:span text:style-name="T8">Onglet 1</text:span><text:span text:style-name="T1"> : Xs_Synthese_Tab<text:tab/></text:span><text:tab/><text:tab/><text:span text:style-name="T7">Onglet 2</text:span><text:span text:style-name="T2"> : Daily at </text:span><text:span text:style-name="T21">0</text:span><text:span text:style-name="T23">2</text:span><text:span text:style-name="T2">:</text:span><text:span text:style-name="T23">30</text:span><text:span text:style-name="T2">:</text:span><text:span text:style-name="T19">0</text:span><text:span text:style-name="T23">0</text:span><text:span text:style-name="T2"> </text:span><text:span text:style-name="T3">recur every 1 days</text:span></text:p>
      <text:p text:style-name="P50"><text:span text:style-name="T6">Onglet 3</text:span> : <text:span text:style-name="T23">2</text:span> programme<text:span text:style-name="T23">s</text:span>...</text:p>
      <text:p text:style-name="P38">"C:\Program Files\R\R-4.2.1\bin\Rscript.exe"</text:p>
      <text:p text:style-name="P64"><text:tab/>C:\Users\SIAR_YCG8L6\Docs\ProgrammesR\CompteurAlertes_5min__Synthese\ProgR_CptAlert5_Synthese.R</text:p>
      <text:p text:style-name="P38">"C:\Program Files\R\R-4.2.1\bin\Rscript.exe"</text:p>
      <text:p text:style-name="P64"><text:tab/>C:\Users\SIAR_YCG8L6\Docs\ProgrammesR\CompteurAlertes_5min__Synthese\ProgR_CptAlert5_SyntheseQoE.R</text:p>
      <text:p text:style-name="P64"/>
      <text:p text:style-name="P64"/>
      <text:p text:style-name="P64"/>
      <text:p text:style-name="P64"/>
      <text:p text:style-name="P64"><text:span text:style-name="T8">Onglet 1</text:span><text:span text:style-name="T1"> : Xs_Synthese_TabBdd</text:span><text:tab/><text:tab/><text:span text:style-name="T7">Onglet 2</text:span><text:span text:style-name="T2"> : Daily at </text:span><text:span text:style-name="T21">0</text:span><text:span text:style-name="T23">3</text:span><text:span text:style-name="T2">:</text:span><text:span text:style-name="T23">22</text:span><text:span text:style-name="T2">:</text:span><text:span text:style-name="T23">30</text:span><text:span text:style-name="T2"> </text:span><text:span text:style-name="T3">recur every 1 days</text:span></text:p>
      <text:p text:style-name="P50"><text:span text:style-name="T6">Onglet 3</text:span> : <text:span text:style-name="T22">1</text:span> programme...</text:p>
      <text:p text:style-name="P38">"C:\Program Files\R\R-4.2.1\bin\Rscript.exe"</text:p>
      <text:p text:style-name="P64"><text:tab/>C:\Users\SIAR_YCG8L6\Docs\ProgrammesR\CompteurAlertes_5min__Synthese\ProgR_CptAlert5_SyntheseBDD.R</text:p>
      <text:p text:style-name="P64"/>
      <text:p text:style-name="P64"/>
      <text:p text:style-name="P64"/>
      <text:p text:style-name="P64"/>
      <text:p text:style-name="P64"><text:span text:style-name="T8">Onglet 1</text:span><text:span text:style-name="T1"> : Xs_Synthese_TabHTTP</text:span><text:tab/><text:tab/><text:span text:style-name="T7">Onglet 2</text:span><text:span text:style-name="T2"> : Daily at </text:span><text:span text:style-name="T21">0</text:span><text:span text:style-name="T23">6</text:span><text:span text:style-name="T2">:</text:span><text:span text:style-name="T23">38</text:span><text:span text:style-name="T2">:</text:span><text:span text:style-name="T23">30</text:span><text:span text:style-name="T2"> </text:span><text:span text:style-name="T3">recur every 1 days</text:span></text:p>
      <text:p text:style-name="P50"><text:span text:style-name="T6">Onglet 3</text:span> : <text:span text:style-name="T22">1</text:span> programme...</text:p>
      <text:p text:style-name="P38">"C:\Program Files\R\R-4.2.1\bin\Rscript.exe"</text:p>
      <text:p text:style-name="P64"><text:tab/>C:\Users\SIAR_YCG8L6\Docs\ProgrammesR\CompteurAlertes_5min__Synthese\ProgR_CptAlert5_SyntheseHTTP-Healthcheck.R</text:p>
      <text:p text:style-name="P64"/>
      <text:p text:style-name="P64"/>
      <text:p text:style-name="P64"><text:soft-page-break/></text:p>
      <text:p text:style-name="P64"/>
      <text:p text:style-name="P64"><text:span text:style-name="T8">Onglet 1</text:span><text:span text:style-name="T1"> : Xs_Synthese_TabTot</text:span><text:tab/><text:tab/><text:span text:style-name="T7">Onglet 2</text:span><text:span text:style-name="T2"> : Daily at </text:span><text:span text:style-name="T21">0</text:span><text:span text:style-name="T23">2</text:span><text:span text:style-name="T2">:</text:span><text:span text:style-name="T23">40</text:span><text:span text:style-name="T2">:</text:span><text:span text:style-name="T23">20</text:span><text:span text:style-name="T2"> </text:span><text:span text:style-name="T3">recur every 1 days</text:span></text:p>
      <text:p text:style-name="P50"><text:span text:style-name="T6">Onglet 3</text:span> : <text:span text:style-name="T23">2</text:span> programme<text:span text:style-name="T23">s</text:span>...</text:p>
      <text:p text:style-name="P38">"C:\Program Files\R\R-4.2.1\bin\Rscript.exe"</text:p>
      <text:p text:style-name="P64"><text:tab/>C:\Users\SIAR_YCG8L6\Docs\ProgrammesR\CompteurAlertes_5min__Synthese\ProgR_CptAlert5_SyntheseTOT.R</text:p>
      <text:p text:style-name="P38">"C:\Program Files\R\R-4.2.1\bin\Rscript.exe"</text:p>
      <text:p text:style-name="P64"><text:tab/>C:\Users\SIAR_YCG8L6\Docs\ProgrammesR\CompteurAlertes_SyntheseTOT\ProgR_PackSyntheseTOT.R</text:p>
      <text:p text:style-name="P64"/>
      <text:p text:style-name="P64"/>
      <text:p text:style-name="P64"/>
      <text:p text:style-name="P64"/>
      <text:p text:style-name="P64"><text:span text:style-name="T8">Onglet 1</text:span><text:span text:style-name="T1"> : Xs_Synthese_TabZone</text:span><text:tab/><text:tab/><text:span text:style-name="T7">Onglet 2</text:span><text:span text:style-name="T2"> : Daily at </text:span><text:span text:style-name="T21">0</text:span><text:span text:style-name="T23">2</text:span><text:span text:style-name="T2">:</text:span><text:span text:style-name="T23">35</text:span><text:span text:style-name="T2">:</text:span><text:span text:style-name="T23">40</text:span><text:span text:style-name="T2"> </text:span><text:span text:style-name="T3">recur every 1 days</text:span></text:p>
      <text:p text:style-name="P50"><text:span text:style-name="T6">Onglet 3</text:span> : <text:span text:style-name="T23">1</text:span> programme...</text:p>
      <text:p text:style-name="P38">"C:\Program Files\R\R-4.2.1\bin\Rscript.exe"</text:p>
      <text:p text:style-name="P64"><text:tab/>C:\Users\SIAR_YCG8L6\Docs\ProgrammesR\CompteurAlertes_5min__Synthese\ProgR_CptAlert5_SyntheseZone.R</text:p>
      <text:p text:style-name="P64"/>
      <text:p text:style-name="P64"/>
      <text:p text:style-name="P64"/>
      <text:p text:style-name="P64"/>
      <text:p text:style-name="P64"/>
      <text:p text:style-name="P65"><text:span text:style-name="T8">Onglet 1</text:span><text:span text:style-name="T1"> : Xs_User<text:tab/><text:tab/></text:span><text:tab/><text:span text:style-name="T7">Onglet 2</text:span><text:span text:style-name="T2"> : </text:span><text:span text:style-name="T4">One time</text:span><text:span text:style-name="T2"> at </text:span><text:span text:style-name="T18">07</text:span><text:span text:style-name="T2">:</text:span><text:span text:style-name="T24">50</text:span><text:span text:style-name="T2">:</text:span><text:span text:style-name="T11">1</text:span><text:span text:style-name="T12">0</text:span><text:span text:style-name="T2"> </text:span><text:span text:style-name="T3">re</text:span><text:span text:style-name="T4">peat task</text:span><text:span text:style-name="T3"> every </text:span><text:span text:style-name="T4">5 minutes indefinitely</text:span></text:p>
      <text:p text:style-name="P51"><text:span text:style-name="T6">Onglet 3</text:span> : <text:span text:style-name="T23">1</text:span> programme...</text:p>
      <text:p text:style-name="P39">"C:\Program Files\R\R-4.2.1\bin\Rscript.exe"</text:p>
      <text:p text:style-name="P65"><text:tab/>C:\Users\SIAR_YCG8L6\Docs\ProgrammesR\HistoCentreon_User\ProgR_HistoCentreon_User.R</text:p>
      <text:p text:style-name="P65"/>
      <text:p text:style-name="P66"><text:span text:style-name="T8">Onglet 1</text:span><text:span text:style-name="T1"> : Xs_User_Reu<text:tab/><text:tab/></text:span><text:tab/><text:span text:style-name="T7">Onglet 2</text:span><text:span text:style-name="T2"> : Daily at </text:span><text:span text:style-name="T21">0</text:span><text:span text:style-name="T25">1</text:span><text:span text:style-name="T2">:</text:span><text:span text:style-name="T25">0</text:span><text:span text:style-name="T23">5</text:span><text:span text:style-name="T2">:</text:span><text:span text:style-name="T25">03</text:span><text:span text:style-name="T2"> </text:span><text:span text:style-name="T3">recur every 1 days</text:span></text:p>
      <text:p text:style-name="P52"><text:span text:style-name="T6">Onglet 3</text:span> : <text:span text:style-name="T23">1</text:span> programme...</text:p>
      <text:p text:style-name="P40">"C:\Program Files\R\R-4.2.1\bin\Rscript.exe"</text:p>
      <text:p text:style-name="P66"><text:tab/>C:\Users\SIAR_YCG8L6\Docs\ProgrammesR\HistoCentreon_User\ProgR_HistoCentreon_User_ReunificationJour.R</text:p>
      <text:p text:style-name="P65"/>
      <text:p text:style-name="P65"/>
      <text:p text:style-name="P65"/>
      <text:p text:style-name="P65"/>
      <text:p text:style-name="P65"/>
      <text:p text:style-name="P65"/>
      <text:p text:style-name="P67"><text:span text:style-name="T8">Onglet 1</text:span><text:span text:style-name="T1"> : Xs_Visu_VolAc<text:tab/><text:tab/></text:span><text:tab/><text:span text:style-name="T7">Onglet 2</text:span><text:span text:style-name="T2"> : Daily at </text:span><text:span text:style-name="T21">0</text:span><text:span text:style-name="T26">6</text:span><text:span text:style-name="T2">:</text:span><text:span text:style-name="T26">21</text:span><text:span text:style-name="T2">:</text:span><text:span text:style-name="T26">10</text:span><text:span text:style-name="T2"> </text:span><text:span text:style-name="T3">recur every 1 days</text:span></text:p>
      <text:p text:style-name="P53"><text:span text:style-name="T6">Onglet 3</text:span> : <text:span text:style-name="T23">1</text:span> programme...</text:p>
      <text:p text:style-name="P41">"C:\Program Files\R\R-4.2.1\bin\Rscript.exe"</text:p>
      <text:p text:style-name="P67"><text:tab/>C:\Users\SIAR_YCG8L6\Docs\ProgrammesR\Centreon_ListeAcquittement\ProgR_Centreon_Acquittement_OSNYAUZEVILLE.R</text:p>
      <text:p text:style-name="P65"/>
      <text:p text:style-name="P65"/>
      <text:p text:style-name="P65"/>
      <text:p text:style-name="P65"/>
      <text:p text:style-name="P68"><text:span text:style-name="T8">Onglet 1</text:span><text:span text:style-name="T1"> : Xs_Visu_VolAl<text:tab/><text:tab/></text:span><text:tab/><text:span text:style-name="T7">Onglet 2</text:span><text:span text:style-name="T2"> : Daily at </text:span><text:span text:style-name="T21">0</text:span><text:span text:style-name="T26">6</text:span><text:span text:style-name="T2">:</text:span><text:span text:style-name="T27">30</text:span><text:span text:style-name="T2">:</text:span><text:span text:style-name="T27">05</text:span><text:span text:style-name="T2"> </text:span><text:span text:style-name="T3">recur every 1 days</text:span></text:p>
      <text:p text:style-name="P54"><text:span text:style-name="T6">Onglet 3</text:span> : <text:span text:style-name="T23">1</text:span> programme...</text:p>
      <text:p text:style-name="P42">"C:\Program Files\R\R-4.2.1\bin\Rscript.exe"</text:p>
      <text:p text:style-name="P68"><text:tab/>C:\Users\SIAR_YCG8L6\Docs\ProgrammesR\Centreon_SyntheseAlertCentreon_New\code\SynthAlertCentreon_Corps.R</text:p>
      <text:p text:style-name="P65"/>
      <text:p text:style-name="P65"/>
      <text:p text:style-name="P65"><text:soft-page-break/></text:p>
      <text:p text:style-name="P65"/>
      <text:p text:style-name="P69"><text:span text:style-name="T8">Onglet 1</text:span><text:span text:style-name="T1"> : Xs_Visu_VolD<text:tab/><text:tab/></text:span><text:tab/><text:span text:style-name="T7">Onglet 2</text:span><text:span text:style-name="T2"> : Daily at </text:span><text:span text:style-name="T21">0</text:span><text:span text:style-name="T26">6</text:span><text:span text:style-name="T2">:</text:span><text:span text:style-name="T28">2</text:span><text:span text:style-name="T27">0</text:span><text:span text:style-name="T2">:</text:span><text:span text:style-name="T27">0</text:span><text:span text:style-name="T28">0</text:span><text:span text:style-name="T2"> </text:span><text:span text:style-name="T3">recur every 1 days</text:span></text:p>
      <text:p text:style-name="P55"><text:span text:style-name="T6">Onglet 3</text:span> : <text:span text:style-name="T23">1</text:span> programme...</text:p>
      <text:p text:style-name="P43">"C:\Program Files\R\R-4.2.1\bin\Rscript.exe"</text:p>
      <text:p text:style-name="P69"><text:tab/>C:\Users\SIAR_YCG8L6\Docs\ProgrammesR\Centreon_ListeTempsArret\ProgR_Centreon_TempsArret_OSNYAUZEVILLE.R</text:p>
      <text:p text:style-name="P65"/>
      <text:p text:style-name="P65"/>
      <text:p text:style-name="P65"/>
      <text:p text:style-name="P70"/>
      <text:p text:style-name="P70"><text:span text:style-name="T8">Onglet 1</text:span><text:span text:style-name="T1"> : Xs_Visu_VolN<text:tab/><text:tab/></text:span><text:tab/><text:span text:style-name="T7">Onglet 2</text:span><text:span text:style-name="T2"> : Daily at </text:span><text:span text:style-name="T21">0</text:span><text:span text:style-name="T26">6</text:span><text:span text:style-name="T2">:</text:span><text:span text:style-name="T29">35</text:span><text:span text:style-name="T2">:</text:span><text:span text:style-name="T27">0</text:span><text:span text:style-name="T28">0</text:span><text:span text:style-name="T2"> </text:span><text:span text:style-name="T3">recur every 1 days</text:span></text:p>
      <text:p text:style-name="P56"><text:span text:style-name="T6">Onglet 3</text:span> : <text:span text:style-name="T23">1</text:span> programme...</text:p>
      <text:p text:style-name="P44">"C:\Program Files\R\R-4.2.1\bin\Rscript.exe"</text:p>
      <text:p text:style-name="P70"><text:tab/>C:\Users\SIAR_YCG8L6\Docs\ProgrammesR\Centreon_SyntheseNotifCentreon\code\SynthNotifCentreon_Corps.R</text:p>
      <text:p text:style-name="P65"/>
      <text:p text:style-name="P65"/>
      <text:p text:style-name="P65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058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17:37:37.424000000</meta:creation-date>
    <dc:date>2024-07-15T09:00:37.263000000</dc:date>
    <meta:editing-duration>PT1H40M48S</meta:editing-duration>
    <meta:editing-cycles>32</meta:editing-cycles>
    <meta:generator>LibreOffice/7.4.1.2$Windows_X86_64 LibreOffice_project/3c58a8f3a960df8bc8fd77b461821e42c061c5f0</meta:generator>
    <meta:document-statistic meta:table-count="0" meta:image-count="0" meta:object-count="0" meta:page-count="6" meta:paragraph-count="153" meta:word-count="836" meta:character-count="9130" meta:non-whitespace-character-count="8339"/>
  </office:meta>
</office:document-meta>
</file>